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20986B2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77c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32cm, 2.286cm, 1.757cm, 2.3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etto: Sito WordPress per KhARMA (E-commerce Gaming)</text:h>
      <text:h text:style-name="Heading_20_2" text:outline-level="2">Esercizio 1: Creazione delle Personas</text:h>
      <text:p text:style-name="P1">Persona 1 – Luca, 22 anni, “Hardcore Gamer”</text:p>
      <text:p text:style-name="Standard">Studente universitario di ingegneria, appassionato di hardware e eSports. Naviga su Twitch e Reddit. Cerca prodotti gaming unici e performanti.</text:p>
      <text:p text:style-name="Standard"/>
      <text:p text:style-name="P1">Persona 2 – Elena, 30 anni, “Designer &amp; Gamer”</text:p>
      <text:p text:style-name="Standard">Graphic designer, gioca a titoli indie. Ama estetica e tecnologia creativa. Naviga principalmente da mobile. Cerca design innovativo e funzionalità.</text:p>
      <text:h text:style-name="Heading_20_2" text:outline-level="2">Esercizio 2: Struttura dell’informazione</text:h>
      <text:p text:style-name="P1">- Home</text:p>
      <text:p text:style-name="P1">- Shop (con categorie: Tastiere, Mouse, GPU, Accessori)</text:p>
      <text:p text:style-name="P1">- Chi siamo</text:p>
      <text:p text:style-name="P1">- Blog/News</text:p>
      <text:p text:style-name="P1">- Contatti</text:p>
      <text:p text:style-name="P1">- Footer: Termini, Privacy, Cookie Policy, Social Media Link</text:p>
      <text:h text:style-name="Heading_20_2" text:outline-level="2">Esercizio 3: Mobile-First Design</text:h>
      <text:p text:style-name="Standard">Layout responsive, menu hamburger, immagini leggere formato WebP.</text:p>
      <text:p text:style-name="Standard">Analisi esempi: playstation.com (layout responsive), ubisoft.com (navigazione mobile-friendly).</text:p>
      <text:h text:style-name="Heading_20_2" text:outline-level="2">Esercizio 4: Installazione e Configurazione di WordPress</text:h>
      <text:p text:style-name="P1">- Hosting: <text:span text:style-name="T1">Netsons</text:span></text:p>
      <text:p text:style-name="P1">- CMS: WordPress</text:p>
      <text:p text:style-name="P1">- Tema: Astra</text:p>
      <text:p text:style-name="P1">- Plugin: WooCommerce, Yoast SEO, Wordfence, Complianz</text:p>
      <text:h text:style-name="Heading_20_2" text:outline-level="2"><text:soft-page-break/>Esercizio 5: Creazione di Contenuti</text:h>
      <text:p text:style-name="P1">Pagina "Chi Siamo": storia di KhARMA, missione aziendale, valori.</text:p>
      <text:p text:style-name="P1">Articolo blog: "5 Consigli per Personalizzare il Tuo Setup da Gamer Creativo".</text:p>
      <text:h text:style-name="Heading_20_2" text:outline-level="2">Esercizio 6: Personalizzazione Avanzata</text:h>
      <text:p text:style-name="P1">- Menu principale e mobile</text:p>
      <text:p text:style-name="P1">- Widget: Cerca, Newsletter, Social Follow</text:p>
      <text:p text:style-name="P1">- Plugin: SEO, Sicurezza, Cache</text:p>
      <text:h text:style-name="Heading_20_2" text:outline-level="2">Esercizio 7: SEO On-Site</text:h>
      <text:p text:style-name="P1">- Ottimizzazione meta title e description</text:p>
      <text:p text:style-name="P1">- Plugin Yoast SEO configurato</text:p>
      <text:p text:style-name="P1">- Test velocità con PageSpeed Insights</text:p>
      <text:p text:style-name="P1">- Immagini ottimizzate (lazy loading, compressione)</text:p>
      <text:h text:style-name="Heading_20_2" text:outline-level="2">Esercizio 8: SEO Off-Site</text:h>
      <text:p text:style-name="P1">- Link building su siti gaming</text:p>
      <text:p text:style-name="P1">- Presenza social media (Instagram, TikTok, Twitch)</text:p>
      <text:p text:style-name="P1">- Guest blogging su portali tech</text:p>
      <text:h text:style-name="Heading_20_2" text:outline-level="2">Esercizio 9: Analisi Cookie e Privacy</text:h>
      <text:p text:style-name="P1">- Plugin GDPR: Complianz</text:p>
      <text:p text:style-name="P1">- Cookie di prima parte (preferenze utente), terza parte (Analytics, Social)</text:p>
      <text:p text:style-name="P1">- Informativa trasparente e banner di consens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1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1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1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1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1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1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1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1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1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1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1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text-properties fo:color="#00ffff" loext:opacity="100%" fo:font-size="20pt" officeooo:rsid="000d932a" officeooo:paragraph-rsid="00177cee" style:font-size-asian="17.5pt" style:font-size-complex="2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2.032cm, 2.286cm, 1.757cm, 2.37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youb Kharroubi<text:tab/><draw:frame draw:style-name="Mfr1" draw:name="Copia Immagine1 1" text:anchor-type="char" svg:x="6.202cm" svg:y="-2.081cm" svg:width="2.879cm" svg:height="3.302cm" draw:z-index="1"><draw:image xlink:href="Pictures/10000001000001F4000001F420986B2A.png" xlink:type="simple" xlink:show="embed" xlink:actuate="onLoad" draw:mime-type="image/png"/></draw:frame><text:tab/>Benchmark M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4-27T23:40:17.786000000</dc:date>
    <meta:editing-duration>PT7M23S</meta:editing-duration>
    <meta:generator>LibreOffice/24.8.5.2$Windows_X86_64 LibreOffice_project/fddf2685c70b461e7832239a0162a77216259f22</meta:generator>
    <meta:document-statistic meta:table-count="0" meta:image-count="2" meta:object-count="0" meta:page-count="2" meta:paragraph-count="42" meta:word-count="268" meta:character-count="1864" meta:non-whitespace-character-count="1635"/>
    <meta:user-defined meta:name="AppVersion">14.0000</meta:user-defined>
    <meta:template xlink:type="simple" xlink:actuate="onRequest" xlink:title="Normal.dotm" xlink:href=""/>
  </office:meta>
</office:document-meta>
</file>